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Partner_5f_Address" style:display-name="Table_Partner_Address" style:family="table">
      <style:table-properties style:width="18.701cm" table:align="margins"/>
    </style:style>
    <style:style style:name="Table_5f_Partner_5f_Address.A" style:display-name="Table_Partner_Address.A" style:family="table-column">
      <style:table-column-properties style:column-width="10.478cm" style:rel-column-width="36718*"/>
    </style:style>
    <style:style style:name="Table_5f_Partner_5f_Address.B" style:display-name="Table_Partner_Address.B" style:family="table-column">
      <style:table-column-properties style:column-width="8.223cm" style:rel-column-width="28817*"/>
    </style:style>
    <style:style style:name="Table_5f_Partner_5f_Address.1" style:display-name="Table_Partner_Address.1" style:family="table-row">
      <style:table-row-properties style:min-row-height="0.143cm"/>
    </style:style>
    <style:style style:name="Table_5f_Partner_5f_Address.A1" style:display-name="Table_Partner_Address.A1" style:family="table-cell">
      <style:table-cell-properties fo:background-color="transparent" fo:padding="0cm" fo:border="none">
        <style:background-image/>
      </style:table-cell-properties>
    </style:style>
    <style:style style:name="Table3" style:family="table">
      <style:table-properties style:width="18.598cm" fo:margin-left="0.413cm" fo:margin-right="-0.31cm" fo:margin-top="0cm" fo:margin-bottom="0cm" table:align="margins"/>
    </style:style>
    <style:style style:name="Table3.A" style:family="table-column">
      <style:table-column-properties style:column-width="7.826cm" style:rel-column-width="27577*"/>
    </style:style>
    <style:style style:name="Table3.B" style:family="table-column">
      <style:table-column-properties style:column-width="0.755cm" style:rel-column-width="2663*"/>
    </style:style>
    <style:style style:name="Table3.C" style:family="table-column">
      <style:table-column-properties style:column-width="1.092cm" style:rel-column-width="3846*"/>
    </style:style>
    <style:style style:name="Table3.D" style:family="table-column">
      <style:table-column-properties style:column-width="0.24cm" style:rel-column-width="843*"/>
    </style:style>
    <style:style style:name="Table3.E" style:family="table-column">
      <style:table-column-properties style:column-width="8.685cm" style:rel-column-width="30606*"/>
    </style:style>
    <style:style style:name="Table3.1" style:family="table-row">
      <style:table-row-properties style:min-row-height="5.906cm"/>
    </style:style>
    <style:style style:name="Table3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transparent" fo:padding="0.049cm" fo:border-left="none" fo:border-right="0.05pt solid #000000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transparent" fo:padding="0cm" fo:border="none">
        <style:background-image/>
      </style:table-cell-properties>
    </style:style>
    <style:style style:name="Table3.E1" style:family="table-cell">
      <style:table-cell-properties fo:padding="0.049cm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0.635cm"/>
    </style:style>
    <style:style style:name="Table3.E2" style:family="table-cell">
      <style:table-cell-properties fo:padding="0cm" fo:border="none"/>
    </style:style>
    <style:style style:name="Table4" style:family="table">
      <style:table-properties style:width="18.969cm" table:align="right"/>
    </style:style>
    <style:style style:name="Table4.A" style:family="table-column">
      <style:table-column-properties style:column-width="7.022cm"/>
    </style:style>
    <style:style style:name="Table4.B" style:family="table-column">
      <style:table-column-properties style:column-width="3.276cm"/>
    </style:style>
    <style:style style:name="Table4.C" style:family="table-column">
      <style:table-column-properties style:column-width="6.9cm"/>
    </style:style>
    <style:style style:name="Table4.D" style:family="table-column">
      <style:table-column-properties style:column-width="1.771cm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5" style:family="table">
      <style:table-properties style:width="18.969cm" table:align="right"/>
    </style:style>
    <style:style style:name="Table5.A" style:family="table-column">
      <style:table-column-properties style:column-width="9.22cm"/>
    </style:style>
    <style:style style:name="Table5.B" style:family="table-column">
      <style:table-column-properties style:column-width="1.078cm"/>
    </style:style>
    <style:style style:name="Table5.C" style:family="table-column">
      <style:table-column-properties style:column-width="7.144cm"/>
    </style:style>
    <style:style style:name="Table5.D" style:family="table-column">
      <style:table-column-properties style:column-width="1.52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379cm"/>
    </style:style>
    <style:style style:name="Table7" style:family="table">
      <style:table-properties style:width="18.706cm" fo:margin-left="0cm" fo:margin-right="-0.005cm" table:align="margins"/>
    </style:style>
    <style:style style:name="Table7.A" style:family="table-column">
      <style:table-column-properties style:column-width="2.007cm" style:rel-column-width="7032*"/>
    </style:style>
    <style:style style:name="Table7.B" style:family="table-column">
      <style:table-column-properties style:column-width="8.199cm" style:rel-column-width="28722*"/>
    </style:style>
    <style:style style:name="Table7.C" style:family="table-column">
      <style:table-column-properties style:column-width="2.499cm" style:rel-column-width="8756*"/>
    </style:style>
    <style:style style:name="Table7.D" style:family="table-column">
      <style:table-column-properties style:column-width="2.886cm" style:rel-column-width="10109*"/>
    </style:style>
    <style:style style:name="Table7.E" style:family="table-column">
      <style:table-column-properties style:column-width="0.614cm" style:rel-column-width="2150*"/>
    </style:style>
    <style:style style:name="Table7.F" style:family="table-column">
      <style:table-column-properties style:column-width="2.503cm" style:rel-column-width="8766*"/>
    </style:style>
    <style:style style:name="Table7.A1" style:family="table-cell">
      <style:table-cell-properties fo:padding="0cm" fo:border-left="none" fo:border-right="none" fo:border-top="none" fo:border-bottom="0.05pt solid #000000"/>
    </style:style>
    <style:style style:name="Table8" style:family="table">
      <style:table-properties style:width="18.706cm" fo:margin-left="0cm" fo:margin-right="-0.005cm" table:align="margins"/>
    </style:style>
    <style:style style:name="Table8.A" style:family="table-column">
      <style:table-column-properties style:column-width="2.007cm" style:rel-column-width="7032*"/>
    </style:style>
    <style:style style:name="Table8.B" style:family="table-column">
      <style:table-column-properties style:column-width="8.199cm" style:rel-column-width="28722*"/>
    </style:style>
    <style:style style:name="Table8.C" style:family="table-column">
      <style:table-column-properties style:column-width="2.499cm" style:rel-column-width="8756*"/>
    </style:style>
    <style:style style:name="Table8.D" style:family="table-column">
      <style:table-column-properties style:column-width="2.868cm" style:rel-column-width="10048*"/>
    </style:style>
    <style:style style:name="Table8.E" style:family="table-column">
      <style:table-column-properties style:column-width="0.631cm" style:rel-column-width="2212*"/>
    </style:style>
    <style:style style:name="Table8.F" style:family="table-column">
      <style:table-column-properties style:column-width="2.501cm" style:rel-column-width="8765*"/>
    </style:style>
    <style:style style:name="Table8.A1" style:family="table-cell">
      <style:table-cell-properties fo:padding="0cm" fo:border="none"/>
    </style:style>
    <style:style style:name="Table8.A2" style:family="table-cell">
      <style:table-cell-properties fo:padding="0cm" fo:border-left="none" fo:border-right="none" fo:border-top="none" fo:border-bottom="0.05pt solid #e6e6e6"/>
    </style:style>
    <style:style style:name="Table10" style:family="table">
      <style:table-properties style:width="18.701cm" table:align="right"/>
    </style:style>
    <style:style style:name="Table10.A" style:family="table-column">
      <style:table-column-properties style:column-width="13.584cm"/>
    </style:style>
    <style:style style:name="Table10.B" style:family="table-column">
      <style:table-column-properties style:column-width="2.117cm"/>
    </style:style>
    <style:style style:name="Table10.C" style:family="table-column">
      <style:table-column-properties style:column-width="3cm"/>
    </style:style>
    <style:style style:name="Table10.A1" style:family="table-cell">
      <style:table-cell-properties fo:padding="0.097cm" fo:border="none"/>
    </style:style>
    <style:style style:name="Table10.B1" style:family="table-cell">
      <style:table-cell-properties fo:padding="0cm" fo:border-left="none" fo:border-right="none" fo:border-top="0.05pt solid #000000" fo:border-bottom="none"/>
    </style:style>
    <style:style style:name="Table10.C1" style:family="table-cell">
      <style:table-cell-properties fo:background-color="transparent" fo:padding="0cm" fo:border-left="none" fo:border-right="none" fo:border-top="0.05pt solid #000000" fo:border-bottom="none">
        <style:background-image/>
      </style:table-cell-properties>
    </style:style>
    <style:style style:name="Table10.B3" style:family="table-cell">
      <style:table-cell-properties fo:padding="0.097cm" fo:border-left="none" fo:border-right="none" fo:border-top="0.05pt solid #000000" fo:border-bottom="none"/>
    </style:style>
    <style:style style:name="Table10.C3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2" style:family="paragraph" style:parent-style-name="terp_5f_header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terp_5f_header">
      <style:paragraph-properties fo:text-align="center" style:justify-single-word="false"/>
    </style:style>
    <style:style style:name="P4" style:family="paragraph" style:parent-style-name="terp_5f_tblheader_5f_General_5f_Centre">
      <style:paragraph-properties fo:text-align="start" style:justify-single-word="false"/>
    </style:style>
    <style:style style:name="P5" style:family="paragraph" style:parent-style-name="terp_5f_tblheader_5f_Details_5f_Centre">
      <style:paragraph-properties fo:text-align="start" style:justify-single-word="false"/>
    </style:style>
    <style:style style:name="P6" style:family="paragraph" style:parent-style-name="terp_5f_default_5f_Centre_5f_8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erp_5f_default_5f_Centre_5f_8">
      <style:paragraph-properties fo:text-align="start" style:justify-single-word="false"/>
    </style:style>
    <style:style style:name="P8" style:family="paragraph" style:parent-style-name="terp_5f_default_5f_Centre_5f_9">
      <style:paragraph-properties fo:text-align="start" style:justify-single-word="false"/>
    </style:style>
    <style:style style:name="P9" style:family="paragraph" style:parent-style-name="terp_5f_default_5f_Right_5f_9">
      <style:text-properties officeooo:rsid="0019bd14" officeooo:paragraph-rsid="0019bd14"/>
    </style:style>
    <style:style style:name="P10" style:family="paragraph" style:parent-style-name="terp_5f_tblheader_5f_Details_5f_Centre">
      <style:text-properties officeooo:rsid="0019bd14" officeooo:paragraph-rsid="0019bd1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8">[[ repeatIn(objects,'o') ]]</text:p>
      <text:p text:style-name="terp_5f_default_5f_8">[[ setLang(o.partner_id.lang) ]]</text:p>
      <table:table table:name="Table_Partner_Address" table:style-name="Table_5f_Partner_5f_Address">
        <table:table-column table:style-name="Table_5f_Partner_5f_Address.A"/>
        <table:table-column table:style-name="Table_5f_Partner_5f_Address.B"/>
        <table:table-row table:style-name="Table_5f_Partner_5f_Address.1">
          <table:table-cell table:style-name="Table_5f_Partner_5f_Address.A1" office:value-type="string">
            <text:p text:style-name="terp_5f_default_5f_8"/>
          </table:table-cell>
          <table:table-cell table:style-name="Table_5f_Partner_5f_Address.A1" office:value-type="string">
            <text:p text:style-name="terp_5f_default_5f_8"/>
          </table:table-cell>
        </table:table-row>
      </table:table>
      <text:p text:style-name="P2">INVOICE [[ ((o.type == 'out_invoice' and (o.state == 'open' or o.state == 'paid')) or removeParentNode('para')) and '' ]] </text:p>
      <text:p text:style-name="P2">PRO-FORMA [[ ((o.type == 'out_invoice' and o.state == 'proforma2') or removeParentNode('para')) and '' <text:s/>]]</text:p>
      <text:p text:style-name="P2">DRAFT INVOICE [[ ((o.type == 'out_invoice' and o.state == 'draft') or removeParentNode('para')) and '' <text:s/>]]</text:p>
      <text:p text:style-name="P2">Cancelled Invoice [[ ((o.type == 'out_invoice' and o.state == 'cancel') or removeParentNode('para')) and '' ]]</text:p>
      <text:p text:style-name="P2">CREDIT NOTE [[ (o.type=='out_refund' or removeParentNode('para')) and '' ]]</text:p>
      <text:p text:style-name="P2">SUPPLIER CREDIT NOTE [[ (o.type=='in_refund' or removeParentNode('para')) and '' ]]</text:p>
      <text:p text:style-name="P2">SUPPLIER INVOICE [[ (o.type=='in_invoice' or removeParentNode('para')) and '' ]]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terp_5f_default_5f_Bold_5f_9">Invoice address :</text:p>
            <text:p text:style-name="terp_5f_default_5f_9">[[ (o.partner_id and o.partner_id.title and o.partner_id.title.name) or '' ]] [[ (o.partner_id and o.partner_id.name) or '' ]]</text:p>
            <text:p text:style-name="terp_5f_default_5f_9"><text:s/>[[ o.partner_id and display_address(o.partner_id) ]] </text:p>
            <text:p text:style-name="terp_5f_default_5f_9"/>
            <text:p text:style-name="terp_5f_default_5f_9">Tel. : [[ (o.partner_id.phone) or removeParentNode('para') ]]</text:p>
            <text:p text:style-name="terp_5f_default_5f_9">Fax : [[ (o.partner_id.fax) or removeParentNode('para') <text:s/>]]</text:p>
            <text:p text:style-name="terp_5f_default_5f_9">VAT : [[ (o.partner_id.vat) or removeParentNode('para') ]]</text:p>
            <text:p text:style-name="terp_5f_default_5f_9">E: <text:s/>[[ o.partner_id and o.partner_id.email <text:s/>or removeParentNode('para') ]]</text:p>
          </table:table-cell>
          <table:table-cell table:style-name="Table3.B1" office:value-type="string">
            <text:p text:style-name="terp_5f_default_5f_8"/>
          </table:table-cell>
          <table:table-cell table:style-name="Table3.C1" office:value-type="string">
            <text:p text:style-name="terp_5f_default_5f_8"/>
          </table:table-cell>
          <table:table-cell table:style-name="Table3.A1" office:value-type="string">
            <text:p text:style-name="terp_5f_default_5f_8"/>
          </table:table-cell>
          <table:table-cell table:style-name="Table3.E1" office:value-type="string">
            <text:p text:style-name="terp_5f_default_5f_Bold_5f_9">Shipping address :</text:p>
            <text:p text:style-name="terp_5f_default_5f_9">[[ (o.partner_shipping_id and o.partner_shipping_id.title and o.partner_shipping_id.title.name) or '' ]] [[ (o.partner_shipping_id and o.partner_shipping_id.name) or '' ]]</text:p>
            <text:p text:style-name="terp_5f_default_5f_9"><text:s/>[[ o.partner_shipping_id and display_address(o.partner_shipping_id) ]]</text:p>
            <text:p text:style-name="terp_5f_default_5f_9"/>
            <text:p text:style-name="terp_5f_default_5f_9">Tel. : [[ (o.partner_shipping_id.phone) or removeParentNode('para') ]]</text:p>
            <text:p text:style-name="terp_5f_default_5f_9">Fax : [[ (o.partner_shipping_id.fax) or removeParentNode('para') <text:s/>]]</text:p>
            <text:p text:style-name="terp_5f_default_5f_9">VAT : [[ (o.partner_shipping_id.vat)<text:bookmark-start text:name="__DdeLink__160_1852405906"/> or removeParentNode('para') <text:bookmark-end text:name="__DdeLink__160_1852405906"/>]]</text:p>
            <text:p text:style-name="terp_5f_default_5f_9">E: <text:s/>[[ o.partner_shipping_id and o.partner_shipping_id.email <text:s/>or removeParentNode('para') ]]</text:p>
          </table:table-cell>
        </table:table-row>
        <table:table-row table:style-name="Table3.2">
          <table:table-cell table:style-name="Table3.C1" office:value-type="string">
            <text:p text:style-name="terp_5f_default_5f_Bold_5f_9"/>
          </table:table-cell>
          <table:table-cell table:style-name="Table3.C1" office:value-type="string">
            <text:p text:style-name="terp_5f_default_5f_8"/>
          </table:table-cell>
          <table:table-cell table:style-name="Table3.C1" office:value-type="string">
            <text:p text:style-name="terp_5f_default_5f_8"/>
          </table:table-cell>
          <table:table-cell table:style-name="Table3.C1" office:value-type="string">
            <text:p text:style-name="terp_5f_default_5f_8"/>
          </table:table-cell>
          <table:table-cell table:style-name="Table3.E2" office:value-type="string">
            <text:p text:style-name="terp_5f_default_5f_Bold_5f_9"/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">NUMBER: [[o.number]]</text:p>
          </table:table-cell>
          <table:table-cell table:style-name="Table4.A1" office:value-type="string">
            <text:p text:style-name="terp_5f_tblheader_5f_General_5f_Centre"/>
          </table:table-cell>
          <table:table-cell table:style-name="Table4.A1" office:value-type="string">
            <text:p text:style-name="P4">DATE: <text:s/>[[ formatLang(o.date_invoice,date = True) ]]</text:p>
          </table:table-cell>
          <table:table-cell table:style-name="Table4.A1" office:value-type="string">
            <text:p text:style-name="terp_5f_tblheader_5f_General_5f_Centre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">CUSTOMER ORDER NO: [[ o.name ]]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6">ORIGIN: [[ o.origin ]]</text:p>
          </table:table-cell>
          <table:table-cell table:style-name="Table5.A1" office:value-type="string">
            <text:p text:style-name="P7"/>
          </table:table-cell>
        </table:table-row>
        <table:table-row table:style-name="Table5.2"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terp_5f_default_5f_Centre_5f_8"/>
          </table:table-cell>
        </table:table-row>
      </table:table>
      <text:p text:style-name="terp_5f_default_5f_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terp_5f_tblheader_5f_Details">Quantity</text:p>
          </table:table-cell>
          <table:table-cell table:style-name="Table7.A1" office:value-type="string">
            <text:p text:style-name="P5">[Prod ref] Description</text:p>
          </table:table-cell>
          <table:table-cell table:style-name="Table7.A1" office:value-type="string">
            <text:p text:style-name="P10">Discount</text:p>
          </table:table-cell>
          <table:table-cell table:style-name="Table7.A1" office:value-type="string">
            <text:p text:style-name="terp_5f_tblheader_5f_Details_5f_Right">Unit Price </text:p>
          </table:table-cell>
          <table:table-cell table:style-name="Table7.A1" office:value-type="string">
            <text:p text:style-name="terp_5f_tblheader_5f_Details_5f_Right"/>
          </table:table-cell>
          <table:table-cell table:style-name="Table7.A1" office:value-type="string">
            <text:p text:style-name="terp_5f_tblheader_5f_Details_5f_Right">Price</text:p>
          </table:table-cell>
        </table:table-row>
      </table:table>
      <text:section text:style-name="Sect1" text:name="Section2">
        <text:p text:style-name="terp_5f_default_5f_2"><text:soft-page-break/>[[ repeatIn(o.invoice_line,'l') ]]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column table:style-name="Table8.E"/>
          <table:table-column table:style-name="Table8.F"/>
          <table:table-row>
            <table:table-cell table:style-name="Table8.A1" office:value-type="string">
              <text:p text:style-name="terp_5f_default_5f_Right_5f_9">[[ formatLang(l.quantity,digits=0)]] </text:p>
            </table:table-cell>
            <table:table-cell table:style-name="Table8.A1" office:value-type="string">
              <text:p text:style-name="P8">[[l.name]]</text:p>
            </table:table-cell>
            <table:table-cell table:style-name="Table8.A1" office:value-type="string">
              <text:p text:style-name="P9">[[ formatLang(l.discount) ]]</text:p>
            </table:table-cell>
            <table:table-cell table:style-name="Table8.A1" office:value-type="string">
              <text:p text:style-name="terp_5f_default_5f_Right_5f_9">[[ formatLang(l.price_unit) <text:s/>]]</text:p>
            </table:table-cell>
            <table:table-cell table:style-name="Table8.A1" office:value-type="string">
              <text:p text:style-name="terp_5f_default_5f_Right_5f_9"/>
            </table:table-cell>
            <table:table-cell table:style-name="Table8.A1" office:value-type="string">
              <text:p text:style-name="terp_5f_default_5f_Right_5f_9">[[ formatLang(l.price_subtotal, digits=get_digits(dp='Account')) ]] [[ o.currency_id.symbol ]]</text:p>
            </table:table-cell>
          </table:table-row>
          <table:table-row>
            <table:table-cell table:style-name="Table8.A2" office:value-type="string">
              <text:p text:style-name="terp_5f_default_5f_Note">[[ <text:s/>format(l.note or '') or removeParentNode('tr') ]]</text:p>
            </table:table-cell>
            <table:table-cell table:style-name="Table8.A2" office:value-type="string">
              <text:p text:style-name="terp_5f_default_5f_9"/>
            </table:table-cell>
            <table:table-cell table:style-name="Table8.A2" office:value-type="string">
              <text:p text:style-name="terp_5f_default_5f_Right_5f_9"/>
            </table:table-cell>
            <table:table-cell table:style-name="Table8.A2" office:value-type="string">
              <text:p text:style-name="terp_5f_default_5f_Right_5f_9"/>
            </table:table-cell>
            <table:table-cell table:style-name="Table8.A2" office:value-type="string">
              <text:p text:style-name="terp_5f_default_5f_Right_5f_9"/>
            </table:table-cell>
            <table:table-cell table:style-name="Table8.A2" office:value-type="string">
              <text:p text:style-name="terp_5f_default_5f_Right_5f_9"/>
            </table:table-cell>
          </table:table-row>
        </table:table>
      </text:section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terp_5f_default_5f_8"/>
          </table:table-cell>
          <table:table-cell table:style-name="Table10.B1" office:value-type="string">
            <text:p text:style-name="terp_5f_default_5f_9">Net Total:</text:p>
          </table:table-cell>
          <table:table-cell table:style-name="Table10.C1" office:value-type="string">
            <text:p text:style-name="terp_5f_default_5f_Right_5f_9">[[ formatLang(o.amount_untaxed, digits=get_digits(dp='Account')) ]] [[ o.currency_id.symbol ]]</text:p>
          </table:table-cell>
        </table:table-row>
        <table:table-row>
          <table:table-cell table:style-name="Table10.A1" office:value-type="string">
            <text:p text:style-name="terp_5f_default_5f_8"/>
          </table:table-cell>
          <table:table-cell table:style-name="Table10.A1" office:value-type="string">
            <text:p text:style-name="terp_5f_default_5f_9">VAT:</text:p>
          </table:table-cell>
          <table:table-cell table:style-name="Table10.A1" office:value-type="string">
            <text:p text:style-name="terp_5f_default_5f_Right_5f_9">[[ formatLang(o.amount_tax, digits=get_digits(dp='Account')) <text:s text:c="2"/>]] [[ o.currency_id.symbol ]]</text:p>
          </table:table-cell>
        </table:table-row>
        <table:table-row>
          <table:table-cell table:style-name="Table10.A1" office:value-type="string">
            <text:p text:style-name="terp_5f_default_5f_8"/>
          </table:table-cell>
          <table:table-cell table:style-name="Table10.B3" office:value-type="string">
            <text:p text:style-name="terp_5f_tblheader_5f_Details">Total:</text:p>
          </table:table-cell>
          <table:table-cell table:style-name="Table10.C3" office:value-type="string">
            <text:p text:style-name="terp_5f_default_5f_Bold_5f_Right_5f_9">[[ formatLang(o.amount_total, digits=get_digits(dp='Account')) <text:s/>]] [[ o.currency_id.symbol ]]</text:p>
          </table:table-cell>
        </table:table-row>
      </table:table>
      <text:p text:style-name="terp_5f_default_5f_9"/>
      <text:p text:style-name="terp_5f_default_5f_9">[[ (o.comment <text:s/>and format(o.comment )) or removeParentNode('para') ]]</text:p>
      <text:p text:style-name="terp_5f_default_5f_8"/>
      <text:p text:style-name="terp_5f_default_5f_9">[[ (o.payment_term and o.payment_term.note and format(o.payment_term and o.payment_term.note)) or removeParentNode('para') ]]</text:p>
      <text:p text:style-name="terp_5f_default_5f_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fo:font-size="14.5pt" style:font-name-asian="AR PL ShanHeiSun Uni" style:font-family-asian="'AR PL ShanHeiSun Un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-left="0.3cm" fo:margin-right="0cm" fo:margin-top="0cm" fo:margin-bottom="0cm" style:contextual-spacing="false" fo:text-indent="0cm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4.20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5cm" style:type="center"/>
          <style:tab-stop style:position="18.701cm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199cm" fo:margin-right="1.1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5-10-07T19:06:11</meta:creation-date>
    <dc:date>2015-06-25T13:11:44.534244630</dc:date>
    <meta:editing-cycles>1169</meta:editing-cycles>
    <meta:editing-duration>P3DT3H16M43S</meta:editing-duration>
    <meta:document-statistic meta:table-count="7" meta:image-count="0" meta:object-count="0" meta:page-count="2" meta:paragraph-count="47" meta:word-count="298" meta:character-count="2705" meta:non-whitespace-character-count="2433"/>
    <meta:user-defined meta:name="Info 1">http://localhost:8069</meta:user-defined>
    <meta:user-defined meta:name="Info 2">admin</meta:user-defined>
    <meta:user-defined meta:name="Info 3">232</meta:user-defined>
    <meta:user-defined meta:name="Info 4">account.invoice</meta:user-defined>
  </office:meta>
</office:document-meta>
</file>